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673ba" officeooo:paragraph-rsid="000673ba"/>
    </style:style>
    <style:style style:name="P2" style:family="paragraph" style:parent-style-name="Standard">
      <style:text-properties fo:language="ca" fo:country="ES" officeooo:rsid="000851b1" officeooo:paragraph-rsid="000851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bb73"/>
    </style:style>
    <style:style style:name="T4" style:family="text">
      <style:text-properties officeooo:rsid="00082b87"/>
    </style:style>
    <style:style style:name="T5" style:family="text">
      <style:text-properties officeooo:rsid="000c1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udoku:</text:p>
      <text:p text:style-name="P1">- Conté les dades (estat inicial de la taula).</text:p>
      <text:p text:style-name="P1">- S’encarrega de generar les clàusules per a poder solucionar el sudoku amb un SAT-solver, les quals descriuen les restriccions pròpies d’un sudoku.</text:p>
      <text:p text:style-name="P1">- Genera dos fichers: <text:span text:style-name="T1">header + clausules</text:span><text:span text:style-name="T2"> =&gt; </text:span><text:span text:style-name="T1">infile.cnf</text:span></text:p>
      <text:p text:style-name="P1">- Invoca a kissat (SAT-solver) passant-li <text:span text:style-name="T3">l’</text:span><text:span text:style-name="T1">infile.cnf</text:span>.</text:p>
      <text:p text:style-name="P1">- <text:span text:style-name="T4">Construeix la solució del problema original i la mostra.</text:span></text:p>
      <text:p text:style-name="P1"/>
      <text:p text:style-name="P2">findall(X, (between(1,7,X),0 is X m<text:span text:style-name="T5">od 2), L</text:span>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editing-cycles>5</meta:editing-cycles>
    <meta:creation-date>2008-08-22T11:41:04</meta:creation-date>
    <dc:date>2023-03-23T10:42:09.376933730</dc:date>
    <meta:editing-duration>PT28M30S</meta:editing-duration>
    <meta:document-statistic meta:table-count="0" meta:image-count="0" meta:object-count="0" meta:page-count="1" meta:paragraph-count="7" meta:word-count="66" meta:character-count="415" meta:non-whitespace-character-count="356"/>
  </office:meta>
</office:document-meta>
</file>